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:</text:p>
      <text:p text:style-name="Standard">Was ist Machine learning?</text:p>
      <text:p text:style-name="Standard"/>
      <text:p text:style-name="Standard">Welche 3 Sachen braucht man für Machine Learning?</text:p>
      <text:p text:style-name="Standard"/>
      <text:p text:style-name="Standard">Was für Einsatzgebiete gibt es z.B.?</text:p>
      <text:p text:style-name="Standard"/>
      <text:p text:style-name="Standard">Was für 3 Lernarten gibt es? Erklären sie diese kurz</text:p>
      <text:p text:style-name="Standard"/>
      <text:p text:style-name="Standard"/>
      <text:p text:style-name="P1">Bionik Evolutionsstrategie:</text:p>
      <text:p text:style-name="P2"/>
      <text:p text:style-name="P2">Was ist Bionik?</text:p>
      <text:p text:style-name="P2"/>
      <text:p text:style-name="P2">Was ist eine Evolutionsstrategie? Wie funktioniert sie?</text:p>
      <text:p text:style-name="P2"/>
      <text:p text:style-name="P2">Für was wird die Evolutionsstrategie am ehesten verwendet?</text:p>
      <text:p text:style-name="P2"/>
      <text:p text:style-name="P2">Welche zwei Arten von Algorithmen gibt es hierbei?</text:p>
      <text:p text:style-name="P2"/>
      <text:p text:style-name="P2">Was ist ein Suchraum? Was bedeutet Selektion was sind Suchoperatoren?</text:p>
      <text:p text:style-name="P2"/>
      <text:p text:style-name="P2">Wie funktioniert die Notation der Evolutionsstrategie?</text:p>
      <text:p text:style-name="P2"/>
      <text:p text:style-name="P2">Auf welche sachen muss geachtet werden bei der Einstellung der Parameter?</text:p>
      <text:p text:style-name="P2"/>
      <text:p text:style-name="P2">Was ist eine Schrittweite?</text:p>
      <text:p text:style-name="P2"/>
      <text:p text:style-name="P2">Was ist Interpolation hierbei?</text:p>
      <text:p text:style-name="P1"/>
      <text:p text:style-name="P2">Was für arten der Interpolation gibt es? Wie funktionieren sie?</text:p>
      <text:p text:style-name="P1"/>
      <text:p text:style-name="P1"/>
      <text:p text:style-name="P1">Fitnessfunktion</text:p>
      <text:p text:style-name="P1"><text:span text:style-name="T1"/></text:p>
      <text:p text:style-name="P1"><text:span text:style-name="T1">Was ist bei einer Fitnessfunktion zu beachten?</text:span></text:p>
      <text:p text:style-name="P1"><text:span text:style-name="T1"/></text:p>
      <text:p text:style-name="P1"><text:span text:style-name="T1">Was ist das Gradientenverfahren? Wie lässt es sich einfach beschreiben?</text:span></text:p>
      <text:p text:style-name="P1"><text:span text:style-name="T1"/></text:p>
      <text:p text:style-name="P1"><text:span text:style-name="T1">Erkläre es!</text:span></text:p>
      <text:p text:style-name="P1"><text:span text:style-name="T1"/></text:p>
      <text:p text:style-name="P1"><text:span text:style-name="T1">Was ist Lineare Regression?</text:span></text:p>
      <text:p text:style-name="P1"><text:span text:style-name="T1"/></text:p>
      <text:p text:style-name="P1"><text:span text:style-name="T1">Wie sieht ihre Kostenfunktion aus?</text:span></text:p>
      <text:p text:style-name="P1"><text:span text:style-name="T1"/></text:p>
      <text:p text:style-name="P1"><text:span text:style-name="T1"/></text:p>
      <text:p text:style-name="P1">Logistische Regression</text:p>
      <text:p text:style-name="P1"><text:span text:style-name="T1"/></text:p>
      <text:p text:style-name="P1"><text:span text:style-name="T1">Für welche Probleme benutzt man das hier? Welche Vorraussetzungen haben diese Probleme?</text:span></text:p>
      <text:p text:style-name="P1"><text:span text:style-name="T1"/></text:p>
      <text:p text:style-name="P1"><text:span text:style-name="T1">Was ist der Unterschied zu Linearer Regression?</text:span></text:p>
      <text:p text:style-name="P1"><text:span text:style-name="T1"/></text:p>
      <text:p text:style-name="P1"><text:soft-page-break/><text:span text:style-name="T1">Welche Funktion wird zur Normierung bei Logistischer Regression genutzt? Warum? Welche Vorteile hat diese Funktion?</text:span></text:p>
      <text:p text:style-name="P1"><text:span text:style-name="T1"/></text:p>
      <text:p text:style-name="P1"><text:span text:style-name="T1">Was bedeutet Lineare Seperabilität? Wie kann man es umgehen wenn sie nicht auftritt?</text:span></text:p>
      <text:p text:style-name="P1"><text:span text:style-name="T1"/></text:p>
      <text:p text:style-name="P1"><text:span text:style-name="T1">Wie sieht hier die Fehlerfunktion aus? Wieso funktioniert sie?</text:span></text:p>
      <text:p text:style-name="P1"><text:span text:style-name="T1"/></text:p>
      <text:p text:style-name="P1"><text:span text:style-name="T1">Wo tritt hier eine Parallele zur Linearen Regression auf?</text:span></text:p>
      <text:p text:style-name="P1"><text:span text:style-name="T1"/></text:p>
      <text:p text:style-name="P1"><text:span text:style-name="T1">Wie löst man es wenn man mehr als 2 sachen detekten muss?</text:span></text:p>
      <text:p text:style-name="P1"><text:span text:style-name="T1"/></text:p>
      <text:p text:style-name="P1"><text:span text:style-name="T1">Was kommt heraus wenn man diese Teile zu einem Ding zusammen kombiniert?</text:span></text:p>
      <text:p text:style-name="P1"><text:span text:style-name="T1"/></text:p>
      <text:p text:style-name="P1"><text:span text:style-name="T1"/></text:p>
      <text:p text:style-name="P1">Neuronale Netze</text:p>
      <text:p text:style-name="P1"><text:span text:style-name="T1"/></text:p>
      <text:p text:style-name="P1"><text:span text:style-name="T1">Was sind die Unterschiede und Vorteile zu Logistischer Regression? Wo sind die Parallelen?</text:span></text:p>
      <text:p text:style-name="P1"><text:span text:style-name="T1"/></text:p>
      <text:p text:style-name="P1"><text:span text:style-name="T1">Wie sehen Neuronale Netze aus?</text:span></text:p>
      <text:p text:style-name="P1"><text:span text:style-name="T1"/></text:p>
      <text:p text:style-name="P1"><text:span text:style-name="T1">Was ist ein Layer? Was für Layers gibt es?</text:span></text:p>
      <text:p text:style-name="P1"><text:span text:style-name="T1"/></text:p>
      <text:p text:style-name="P1"><text:span text:style-name="T1">Wie sieht die Berechnung mit Mattrizen aus? Was sind welche Spalten bzw. Reihen?</text:span></text:p>
      <text:p text:style-name="P1"><text:span text:style-name="T1"/></text:p>
      <text:p text:style-name="P1"><text:span text:style-name="T1">Was ist der BIAS?</text:span></text:p>
      <text:p text:style-name="P1"><text:span text:style-name="T1"/></text:p>
      <text:p text:style-name="P1"><text:span text:style-name="T1">Wie wird hier typischerweise gelernt?</text:span></text:p>
      <text:p text:style-name="P1"><text:span text:style-name="T1"/></text:p>
      <text:p text:style-name="P1"><text:span text:style-name="T1">Was ist Backpropergation? Wie funktioniert sie?</text:span></text:p>
      <text:p text:style-name="P1"><text:span text:style-name="T1"/></text:p>
      <text:p text:style-name="P1"><text:span text:style-name="T1">Was für Lerntypen gibt es? Nennen sie drei.</text:span></text:p>
      <text:p text:style-name="P1"><text:span text:style-name="T1"/></text:p>
      <text:p text:style-name="P1"><text:span text:style-name="T1">Wie testet man ob Backpropergation richtig funktioniert?</text:span></text:p>
      <text:p text:style-name="P1"><text:span text:style-name="T1"/></text:p>
      <text:p text:style-name="P1"><text:span text:style-name="T1">Was ist Regularisierung?</text:span></text:p>
      <text:p text:style-name="P1"><text:span text:style-name="T1"/></text:p>
      <text:p text:style-name="P1"><text:span text:style-name="T1">In welche Teile wird das Trainigsset typischerweise aufgeteilt?</text:span></text:p>
      <text:p text:style-name="P1"><text:span text:style-name="T1"/></text:p>
      <text:p text:style-name="P1"><text:span text:style-name="T1">Was ist hier Bias was Varianz? Wie kann man sie identifizieren und entfernen?</text:span></text:p>
      <text:p text:style-name="P1"><text:span text:style-name="T1"/></text:p>
      <text:p text:style-name="P1"/>
      <text:p text:style-name="P1">Unsupervised Learning</text:p>
      <text:p text:style-name="P1"><text:span text:style-name="T1"/></text:p>
      <text:p text:style-name="P1"><text:span text:style-name="T1">Was für Arten des Unsupervised Learning gibt es?</text:span></text:p>
      <text:p text:style-name="P1"><text:span text:style-name="T1"/></text:p>
      <text:p text:style-name="P1"><text:span text:style-name="T1">Was für Clustering Verfahren kennen sie?</text:span></text:p>
      <text:p text:style-name="P1"><text:span text:style-name="T1"/></text:p>
      <text:p text:style-name="P1"><text:span text:style-name="T1">Was ist PCA? Wie funktioniert PCA?</text:span></text:p>
      <text:p text:style-name="P1"><text:span text:style-name="T1"/></text:p>
      <text:p text:style-name="P1"><text:span text:style-name="T1">Was ist MDS? Wie funktioniert sie?</text:span></text:p>
      <text:p text:style-name="P1"><text:span text:style-name="T1"/></text:p>
      <text:p text:style-name="P1"><text:span text:style-name="T1">Was ist eine Restricted Boltzmann Machine?</text:span></text:p>
      <text:p text:style-name="P1"><text:soft-page-break/><text:span text:style-name="T1">Was ist ein Kohonen Netzwerk? Was ist ein anderer Name dafür?</text:span></text:p>
      <text:p text:style-name="P1"><text:span text:style-name="T1"/></text:p>
      <text:p text:style-name="P3"><text:span text:style-name="T1">((Was ist ein Convolutional Neural Network?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50S</meta:editing-duration>
    <meta:editing-cycles>43</meta:editing-cycles>
    <meta:generator>OpenOffice/4.0.0$Win32 OpenOffice.org_project/400m3$Build-9702</meta:generator>
    <dc:date>2015-07-16T11:43:26.78</dc:date>
    <meta:document-statistic meta:table-count="0" meta:image-count="0" meta:object-count="0" meta:page-count="3" meta:paragraph-count="52" meta:word-count="369" meta:character-count="2446"/>
    <meta:user-defined meta:name="Info 1"/>
    <meta:user-defined meta:name="Info 2"/>
    <meta:user-defined meta:name="Info 3"/>
    <meta:user-defined meta:name="Info 4"/>
  </office:meta>
</office:document-meta>
</file>